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fo:font-size="13pt" style:font-size-asian="13pt" style:font-size-complex="13pt"/>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fo:text-align="end"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 Coyoacán a Las Lomas. </text:p>
      <text:p text:style-name="P4">A. S. Ivan Reyes Conde</text:p>
      <text:p text:style-name="P3"/>
      <text:p text:style-name="P2">Carlos Fuentes, a poco más de seis meses de su cumpleaños 82 recordamos una de uno de sus cuentos más polemices Las Dos Elenas. </text:p>
      <text:p text:style-name="P2"/>
      <text:p text:style-name="P2">Las dos Elenas es un cuento que retrata de alguna manera la forma de vida en la ciudad de México en Las Lomas y Coyoacán a través de "las dos Elenas". Elena y Elenita, madre e hija son dos extremos que convergen en las reuniones dominicales, que complementan una visión social de la ciudad de México. </text:p>
      <text:p text:style-name="P2"/>
      <text:p text:style-name="P2">Elena, en las Lomas, representa el paradigma <text:s/>de la alta sociedad de la ciudad de México, rodeados de sirvientes, jarrones chinos y ventanales. Al leer podemos encontrarnos con Doña Elena protegiendo las buenas costumbres de su casa, protegiendo a su Marido de las poco discretas costumbres de su hija. A Doña Elena le preocupa que a su hija le interese vivir con dos hombres, y gozar la vida cosmopolita y las andanzas bohemias.</text:p>
      <text:p text:style-name="P2"/>
      <text:p text:style-name="P2">A Elenita le interesa vivir al máximo y no podría desear más que el Domingo jamás llegara. Elenita busca estar con los artistas del momento, y pintar. A Elena la vida no le preocupa. Y le preocupa aun menos las consternaciones de su madre con respecto a su vida. Pero, ¿realmente son tan distintas? O ¿es cierto que la manzana no cae lejos del árbol?</text:p>
      <text:p text:style-name="P2"/>
      <text:p text:style-name="P2">Fuentes hace un excelente trabajo creando un pequeño universo que habrá de obligarnos a tomar parte de una de las dos Elenas, en una batalla que no se libra más que tácitamente; enfrentando argumentos y modos de vida, además de dos zonas muy conocidas de la ciudad de México. El Coyoacán de Elenita es más que interesante, incluso más inocente; Fuentes lo pinta como era, el lugar a donde los artistas van a buscar refugio. Quizás por eso que Elena huye a Coyoacán, otra forma de rebelarse contra su madre.</text:p>
      <text:p text:style-name="P2"/>
      <text:p text:style-name="P2">Mientras que Fuentes se preocupa por pintar un Coyoacán con personajes no muestra interés <text:soft-page-break/>alguno en explorar más Las Lomas. Podría ser intencional, lo superficial de Las Lomas de Fuentes lo convierte en casi una burbuja, un encierro a Doña Elena, un escudo del exterior.</text:p>
      <text:p text:style-name="P2"/>
      <text:p text:style-name="P2">Es más que un relato de madre e hija, y sus diferencias. Es una historia de una generación revelándose contra otra. Le recuerda al lector cualquier momento en que ha luchado por romper con el estándar, con levantarse ante la figura de autoridad más próxima.</text:p>
      <text:p text:style-name="P2"/>
      <text:p text:style-name="P2">Las Dos Elenas es parte de Cantar de Ciegos, la segunda colección de narraciones de Carlos Fuentes. Y este cuento en particular merece ser recordado junto con sus obras más conocidas: Aura, La región más transparente y La Muerte de Artemio Cruz.</text:p>
      <text:p text:style-name="P2"/>
      <text:p text:style-name="P2">Finalmente vale la pena conocer la anécdota detrás del cuento. Las dos Elenas, presumiblemente son la esposa e hija de Octavio Paz. Quien en ese entonces editaba una revista que publico una fuerte critica a Carlos Fuentes. Les invito a leer Las dos Elenas y preguntarse con cual de las dos Elenas se identifican, si Paz podría ser Don Juan. Y a descubrir que tan lejos cae la manzana del árbo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9T12:00:24</meta:creation-date>
    <dc:date>2010-04-29T16:01:16</dc:date>
    <meta:editing-duration>PT01H42M04S</meta:editing-duration>
    <meta:editing-cycles>12</meta:editing-cycles>
    <meta:generator>OpenOffice.org/3.2$Unix OpenOffice.org_project/320m12$Build-9483</meta:generator>
    <meta:document-statistic meta:table-count="0" meta:image-count="0" meta:object-count="0" meta:page-count="2" meta:paragraph-count="11" meta:word-count="521" meta:character-count="2927"/>
  </office:meta>
</office:document-meta>
</file>